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18e" officeooo:paragraph-rsid="0017318e"/>
    </style:style>
    <style:style style:name="P2" style:family="paragraph" style:parent-style-name="Standard">
      <style:text-properties officeooo:rsid="0017324d" officeooo:paragraph-rsid="001732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Ich musste Java FX herunterladen </text:p>
      <text:p text:style-name="P1"/>
      <text:p text:style-name="P2"><text:a xlink:type="simple" xlink:href="http://www.oracle.com/technetwork/java/javase/downloads/install-jdk6-22nb691-177131.html#linux" text:style-name="Internet_20_link" text:visited-style-name="Visited_20_Internet_20_Link">http://www.oracle.com/technetwork/java/javase/downloads/install-jdk6-22nb691-177131.html#linux</text:a></text:p>
      <text:p text:style-name="P2"/>
      <text:p text:style-name="P2">/home/heinz/jdk1.8.0_141</text:p>
      <text:p text:style-name="P2"/>
      <text:p text:style-name="P2"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 Kauer</meta:initial-creator>
    <meta:creation-date>2017-08-11T22:31:50.000913897</meta:creation-date>
    <meta:generator>LibreOffice/5.1.6.2$Linux_X86_64 LibreOffice_project/10m0$Build-2</meta:generator>
    <dc:date>2017-08-11T23:00:55.383118044</dc:date>
    <dc:creator>Heinz Kauer</dc:creator>
    <meta:editing-duration>PT18M53S</meta:editing-duration>
    <meta:editing-cycles>2</meta:editing-cycles>
    <meta:document-statistic meta:table-count="0" meta:image-count="0" meta:object-count="0" meta:page-count="1" meta:paragraph-count="4" meta:word-count="8" meta:character-count="152" meta:non-whitespace-character-count="147"/>
  </office:meta>
</office:document-meta>
</file>